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string" calcext:value-type="string">
            <text:p>tate en s</text:p>
          </table:table-cell>
          <table:table-cell office:value-type="string" calcext:value-type="string">
            <text:p>init en s</text:p>
          </table:table-cell>
          <table:table-cell office:value-type="string" calcext:value-type="string">
            <text:p>etape en 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P=149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/>
          <table:table-cell office:value-type="string" calcext:value-type="string">
            <text:p>P=101</text:p>
          </table:table-cell>
          <table:table-cell office:value-type="string" calcext:value-type="string">
            <text:p>2*6.19s</text:p>
          </table:table-cell>
          <table:table-cell table:number-columns-repeated="2"/>
          <table:table-cell table:formula="of:=[.G3]+[.H3]+[.I3]*2^(2*8)" office:value-type="string" office:string-value="" calcext:value-type="error">
            <text:p>#VALUE!</text:p>
          </table:table-cell>
          <table:table-cell office:value-type="string" calcext:value-type="string">
            <text:p>R=110^2</text:p>
          </table:table-cell>
        </table:table-row>
        <table:table-row table:style-name="ro1">
          <table:covered-table-cell/>
          <table:table-cell office:value-type="string" calcext:value-type="string">
            <text:p>1.4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2m20s</text:p>
          </table:table-cell>
          <table:table-cell/>
          <table:table-cell office:value-type="string" calcext:value-type="string">
            <text:p>P=101</text:p>
          </table:table-cell>
          <table:table-cell table:formula="of:=2*1.26" office:value-type="float" office:value="2.52" calcext:value-type="float">
            <text:p>2,52</text:p>
          </table:table-cell>
          <table:table-cell table:number-columns-repeated="2"/>
          <table:table-cell table:formula="of:=[.G4]+[.H4]+[.I4]*2^(2*(7-1))" office:value-type="float" office:value="2.52" calcext:value-type="float">
            <text:p>2,52</text:p>
          </table:table-cell>
          <table:table-cell office:value-type="string" calcext:value-type="string">
            <text:p>R=55²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269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1.75" office:value-type="float" office:value="3.5" calcext:value-type="float">
            <text:p>3,5</text:p>
          </table:table-cell>
          <table:table-cell office:value-type="float" office:value="274" calcext:value-type="float">
            <text:p>274</text:p>
          </table:table-cell>
          <table:table-cell office:value-type="float" office:value="187" calcext:value-type="float">
            <text:p>187</text:p>
          </table:table-cell>
          <table:table-cell table:formula="of:=[.G5]+[.H5]+[.I5]*2^(2*(6-1))" office:value-type="float" office:value="191765.5" calcext:value-type="float">
            <text:p>191765,5</text:p>
          </table:table-cell>
          <table:table-cell office:value-type="string" calcext:value-type="string">
            <text:p>R=27^2</text:p>
          </table:table-cell>
        </table:table-row>
        <table:table-row table:style-name="ro1">
          <table:covered-table-cell/>
          <table:table-cell office:value-type="string" calcext:value-type="string">
            <text:p>1.51s</text:p>
          </table:table-cell>
          <table:table-cell/>
          <table:table-cell office:value-type="string" calcext:value-type="string">
            <text:p>7min19s</text:p>
          </table:table-cell>
          <table:table-cell/>
          <table:table-cell office:value-type="string" calcext:value-type="string">
            <text:p>P=101</text:p>
          </table:table-cell>
          <table:table-cell table:formula="of:=2*1.18" office:value-type="float" office:value="2.36" calcext:value-type="float">
            <text:p>2,36</text:p>
          </table:table-cell>
          <table:table-cell table:formula="of:=24.3" office:value-type="float" office:value="24.3" calcext:value-type="float">
            <text:p>24,3</text:p>
          </table:table-cell>
          <table:table-cell office:value-type="float" office:value="17.1" calcext:value-type="float">
            <text:p>17,1</text:p>
          </table:table-cell>
          <table:table-cell table:formula="of:=[.G6]+[.H6]+[.I6]*2^(2*(5-1))" office:value-type="float" office:value="4404.26" calcext:value-type="float">
            <text:p>4404,26</text:p>
          </table:table-cell>
          <table:table-cell office:value-type="string" calcext:value-type="string">
            <text:p>R=13^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5.89*(10^(-3))" office:value-type="float" office:value="0.01178" calcext:value-type="float">
            <text:p>0,01178</text:p>
          </table:table-cell>
          <table:table-cell table:formula="of:=3.4" office:value-type="float" office:value="3.4" calcext:value-type="float">
            <text:p>3,4</text:p>
          </table:table-cell>
          <table:table-cell table:formula="of:=1.88" office:value-type="float" office:value="1.88" calcext:value-type="float">
            <text:p>1,88</text:p>
          </table:table-cell>
          <table:table-cell table:formula="of:=[.G7]+[.H7]+[.I7]*2^(2*(4-1))" office:value-type="float" office:value="123.73178" calcext:value-type="float">
            <text:p>123,73178</text:p>
          </table:table-cell>
          <table:table-cell office:value-type="string" calcext:value-type="string">
            <text:p>R=6^2</text:p>
          </table:table-cell>
        </table:table-row>
        <table:table-row table:style-name="ro1">
          <table:covered-table-cell/>
          <table:table-cell office:value-type="string" calcext:value-type="string">
            <text:p>46.8s</text:p>
          </table:table-cell>
          <table:table-cell office:value-type="string" calcext:value-type="string">
            <text:p>40,2s</text:p>
          </table:table-cell>
          <table:table-cell table:number-columns-repeated="2"/>
          <table:table-cell office:value-type="string" calcext:value-type="string">
            <text:p>P=101</text:p>
          </table:table-cell>
          <table:table-cell table:formula="of:=2*0.657" office:value-type="float" office:value="1.314" calcext:value-type="float">
            <text:p>1,314</text:p>
          </table:table-cell>
          <table:table-cell office:value-type="float" office:value="0.479" calcext:value-type="float">
            <text:p>0,479</text:p>
          </table:table-cell>
          <table:table-cell table:formula="of:=287*10^(-3)" office:value-type="float" office:value="0.287" calcext:value-type="float">
            <text:p>0,287</text:p>
          </table:table-cell>
          <table:table-cell/>
          <table:table-cell office:value-type="string" calcext:value-type="string">
            <text:p>R=3^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1.41" office:value-type="float" office:value="2.82" calcext:value-type="float">
            <text:p>2,82</text:p>
          </table:table-cell>
          <table:table-cell table:formula="of:=3.89" office:value-type="float" office:value="3.89" calcext:value-type="float">
            <text:p>3,89</text:p>
          </table:table-cell>
          <table:table-cell office:value-type="float" office:value="2.41" calcext:value-type="float">
            <text:p>2,41</text:p>
          </table:table-cell>
          <table:table-cell/>
          <table:table-cell office:value-type="string" calcext:value-type="string">
            <text:p>R=41</text:p>
          </table:table-cell>
        </table:table-row>
        <table:table-row table:style-name="ro1">
          <table:covered-table-cell/>
          <table:table-cell office:value-type="string" calcext:value-type="string">
            <text:p>1min6s</text:p>
          </table:table-cell>
          <table:table-cell office:value-type="string" calcext:value-type="string">
            <text:p>9m52s</text:p>
          </table:table-cell>
          <table:table-cell table:number-columns-repeated="2"/>
          <table:table-cell office:value-type="string" calcext:value-type="string">
            <text:p>P=101</text:p>
          </table:table-cell>
          <table:table-cell table:formula="of:=2*2.19" office:value-type="float" office:value="4.38" calcext:value-type="float">
            <text:p>4,38</text:p>
          </table:table-cell>
          <table:table-cell office:value-type="float" office:value="47.4" calcext:value-type="float">
            <text:p>47,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=7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ate en s</text:p>
          </table:table-cell>
          <table:table-cell office:value-type="string" calcext:value-type="string">
            <text:p>init en s</text:p>
          </table:table-cell>
          <table:table-cell office:value-type="string" calcext:value-type="string">
            <text:p>etape en 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=269</text:p>
          </table:table-cell>
          <table:table-cell table:formula="of:=2*0.478" office:value-type="float" office:value="0.956" calcext:value-type="float">
            <text:p>0,956</text:p>
          </table:table-cell>
          <table:table-cell table:formula="of:=0.614" office:value-type="float" office:value="0.614" calcext:value-type="float">
            <text:p>0,614</text:p>
          </table:table-cell>
          <table:table-cell table:formula="of:=0.296" office:value-type="float" office:value="0.296" calcext:value-type="float">
            <text:p>0,296</text:p>
          </table:table-cell>
          <table:table-cell table:formula="of:=[.G14]+[.H14]+[.I14]*2^(2*8)" office:value-type="float" office:value="19400.226" calcext:value-type="float">
            <text:p>19400,226</text:p>
          </table:table-cell>
          <table:table-cell office:value-type="string" calcext:value-type="string">
            <text:p>R=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table:number-columns-repeated="3"/>
          <table:table-cell office:value-type="string" calcext:value-type="string">
            <text:p>P=269</text:p>
          </table:table-cell>
          <table:table-cell table:formula="of:=2*1.48" office:value-type="float" office:value="2.96" calcext:value-type="float">
            <text:p>2,96</text:p>
          </table:table-cell>
          <table:table-cell office:value-type="float" office:value="7.4" calcext:value-type="float">
            <text:p>7,4</text:p>
          </table:table-cell>
          <table:table-cell office:value-type="float" office:value="3.43" calcext:value-type="float">
            <text:p>3,43</text:p>
          </table:table-cell>
          <table:table-cell table:formula="of:=[.G15]+[.H15]+[.I15]*2^(2*(7-1))" office:value-type="float" office:value="14059.64" calcext:value-type="float">
            <text:p>14059,64</text:p>
          </table:table-cell>
          <table:table-cell office:value-type="string" calcext:value-type="string">
            <text:p>R=43</text:p>
          </table:table-cell>
        </table:table-row>
        <table:table-row table:style-name="ro1">
          <table:covered-table-cell/>
          <table:table-cell office:value-type="string" calcext:value-type="string">
            <text:p>9.97s</text:p>
          </table:table-cell>
          <table:table-cell table:number-columns-repeated="3"/>
          <table:table-cell office:value-type="string" calcext:value-type="string">
            <text:p>P=269</text:p>
          </table:table-cell>
          <table:table-cell table:formula="of:=2*1.2" office:value-type="float" office:value="2.4" calcext:value-type="float">
            <text:p>2,4</text:p>
          </table:table-cell>
          <table:table-cell/>
          <table:table-cell table:formula="of:=45" office:value-type="float" office:value="45" calcext:value-type="float">
            <text:p>45</text:p>
          </table:table-cell>
          <table:table-cell table:formula="of:=[.G16]+[.H16]+[.I16]*2^(2*(6-1))" office:value-type="float" office:value="46082.4" calcext:value-type="float">
            <text:p>46082,4</text:p>
          </table:table-cell>
          <table:table-cell office:value-type="string" calcext:value-type="string">
            <text:p>R=7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table:number-columns-repeated="3"/>
          <table:table-cell office:value-type="string" calcext:value-type="string">
            <text:p>P=521</text:p>
          </table:table-cell>
          <table:table-cell table:formula="of:=2*1.17" office:value-type="float" office:value="2.34" calcext:value-type="float">
            <text:p>2,34</text:p>
          </table:table-cell>
          <table:table-cell table:formula="of:=6.65" office:value-type="float" office:value="6.65" calcext:value-type="float">
            <text:p>6,65</text:p>
          </table:table-cell>
          <table:table-cell table:formula="of:=2.82" office:value-type="float" office:value="2.82" calcext:value-type="float">
            <text:p>2,82</text:p>
          </table:table-cell>
          <table:table-cell table:formula="of:=[.G17]+[.H17]+[.I17]*2^(2*(5-1))" office:value-type="float" office:value="730.91" calcext:value-type="float">
            <text:p>730,91</text:p>
          </table:table-cell>
          <table:table-cell office:value-type="string" calcext:value-type="string">
            <text:p>R=5</text:p>
          </table:table-cell>
        </table:table-row>
        <table:table-row table:style-name="ro1">
          <table:covered-table-cell/>
          <table:table-cell office:value-type="string" calcext:value-type="string">
            <text:p>25.6s</text:p>
          </table:table-cell>
          <table:table-cell table:number-columns-repeated="3"/>
          <table:table-cell office:value-type="string" calcext:value-type="string">
            <text:p>P=521</text:p>
          </table:table-cell>
          <table:table-cell table:formula="of:=2*1.2" office:value-type="float" office:value="2.4" calcext:value-type="float">
            <text:p>2,4</text:p>
          </table:table-cell>
          <table:table-cell table:formula="of:=6.7" office:value-type="float" office:value="6.7" calcext:value-type="float">
            <text:p>6,7</text:p>
          </table:table-cell>
          <table:table-cell table:formula="of:=2.79" office:value-type="float" office:value="2.79" calcext:value-type="float">
            <text:p>2,79</text:p>
          </table:table-cell>
          <table:table-cell table:formula="of:=[.G18]+[.H18]+[.I18]*2^(2*(4-1))" office:value-type="float" office:value="187.66" calcext:value-type="float">
            <text:p>187,66</text:p>
          </table:table-cell>
          <table:table-cell office:value-type="string" calcext:value-type="string">
            <text:p>R=4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/>
          <table:table-cell office:value-type="string" calcext:value-type="string">
            <text:p>P=521</text:p>
          </table:table-cell>
          <table:table-cell table:formula="of:=2*1.78" office:value-type="float" office:value="3.56" calcext:value-type="float">
            <text:p>3,56</text:p>
          </table:table-cell>
          <table:table-cell table:formula="of:=67" office:value-type="float" office:value="67" calcext:value-type="float">
            <text:p>67</text:p>
          </table:table-cell>
          <table:table-cell office:value-type="float" office:value="29.1" calcext:value-type="float">
            <text:p>29,1</text:p>
          </table:table-cell>
          <table:table-cell/>
          <table:table-cell office:value-type="string" calcext:value-type="string">
            <text:p>R=71</text:p>
          </table:table-cell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19s</text:p>
          </table:table-cell>
          <table:table-cell/>
          <table:table-cell office:value-type="string" calcext:value-type="string">
            <text:p>P=1033</text:p>
          </table:table-cell>
          <table:table-cell table:formula="of:=2*1.04" office:value-type="float" office:value="2.08" calcext:value-type="float">
            <text:p>2,08</text:p>
          </table:table-cell>
          <table:table-cell office:value-type="float" office:value="6.29" calcext:value-type="float">
            <text:p>6,29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string" calcext:value-type="string">
            <text:p>R=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33</text:p>
          </table:table-cell>
          <table:table-cell table:formula="of:=2*1.18" office:value-type="float" office:value="2.36" calcext:value-type="float">
            <text:p>2,36</text:p>
          </table:table-cell>
          <table:table-cell/>
          <table:table-cell office:value-type="float" office:value="2.81" calcext:value-type="float">
            <text:p>2,81</text:p>
          </table:table-cell>
          <table:table-cell/>
          <table:table-cell office:value-type="string" calcext:value-type="string">
            <text:p>R=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33</text:p>
          </table:table-cell>
          <table:table-cell table:formula="of:=2*1.79" office:value-type="float" office:value="3.58" calcext:value-type="float">
            <text:p>3,58</text:p>
          </table:table-cell>
          <table:table-cell table:formula="of:=57.6" office:value-type="float" office:value="57.6" calcext:value-type="float">
            <text:p>57,6</text:p>
          </table:table-cell>
          <table:table-cell table:formula="of:=36.5" office:value-type="float" office:value="36.5" calcext:value-type="float">
            <text:p>36,5</text:p>
          </table:table-cell>
          <table:table-cell/>
          <table:table-cell office:value-type="string" calcext:value-type="string">
            <text:p>R=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01:13:12.112567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 </meta:initial-creator>
    <meta:creation-date>2016-02-19T14:22:12.824559184</meta:creation-date>
    <dc:date>2016-02-21T02:03:16.744063140</dc:date>
    <meta:editing-duration>PT4H21M39S</meta:editing-duration>
    <meta:editing-cycles>50</meta:editing-cycles>
    <meta:generator>LibreOffice/5.0.5.2$Linux_X86_64 LibreOffice_project/00$Build-2</meta:generator>
    <meta:document-statistic meta:table-count="1" meta:cell-count="142" meta:object-count="0"/>
  </office:meta>
</office:document-meta>
</file>